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308.24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101.34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ySensors_door_switc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5,R4,R3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3" calcext:value-type="float">
            <text:p>3</text:p>
          </table:table-cell>
          <table:table-cell office:value-type="float" office:value="470" calcext:value-type="float">
            <text:p>470</text:p>
          </table:table-cell>
          <table:table-cell table:formula="of:=2.35/100" office:value-type="float" office:value="0.0235" calcext:value-type="float">
            <text:p>0.0235</text:p>
          </table:table-cell>
          <table:table-cell table:formula="of:=[.F2]*[.D2]" office:value-type="float" office:value="0.0705" calcext:value-type="float">
            <text:p>0.07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table:formula="of:=2.35/100" office:value-type="float" office:value="0.0235" calcext:value-type="float">
            <text:p>0.0235</text:p>
          </table:table-cell>
          <table:table-cell table:formula="of:=[.F3]*[.D3]" office:value-type="float" office:value="0.0235" calcext:value-type="float">
            <text:p>0.02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table:formula="of:=2.35/100" office:value-type="float" office:value="0.0235" calcext:value-type="float">
            <text:p>0.0235</text:p>
          </table:table-cell>
          <table:table-cell table:formula="of:=[.F4]*[.D4]" office:value-type="float" office:value="0.0235" calcext:value-type="float">
            <text:p>0.02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LED_1210_3225Metric_Pad1.42x2.6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1.62/100" office:value-type="float" office:value="0.0162" calcext:value-type="float">
            <text:p>0.0162</text:p>
          </table:table-cell>
          <table:table-cell table:formula="of:=[.F5]*[.D5]" office:value-type="float" office:value="0.0162" calcext:value-type="float">
            <text:p>0.01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ED_1210_3225Metric_Pad1.42x2.6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1.62/100" office:value-type="float" office:value="0.0162" calcext:value-type="float">
            <text:p>0.0162</text:p>
          </table:table-cell>
          <table:table-cell table:formula="of:=[.F6]*[.D6]" office:value-type="float" office:value="0.0162" calcext:value-type="float">
            <text:p>0.01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table:formula="of:=7.12/100" office:value-type="float" office:value="0.0712" calcext:value-type="float">
            <text:p>0.0712</text:p>
          </table:table-cell>
          <table:table-cell table:formula="of:=[.F7]*[.D7]" office:value-type="float" office:value="0.1424" calcext:value-type="float">
            <text:p>0.14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3,C5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 table:formula="of:=7.12/100" office:value-type="float" office:value="0.0712" calcext:value-type="float">
            <text:p>0.0712</text:p>
          </table:table-cell>
          <table:table-cell table:formula="of:=[.F8]*[.D8]" office:value-type="float" office:value="0.1424" calcext:value-type="float">
            <text:p>0.14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F</text:p>
          </table:table-cell>
          <table:table-cell table:formula="of:=7.12/100" office:value-type="float" office:value="0.0712" calcext:value-type="float">
            <text:p>0.0712</text:p>
          </table:table-cell>
          <table:table-cell table:formula="of:=[.F9]*[.D9]" office:value-type="float" office:value="0.0712" calcext:value-type="float">
            <text:p>0.07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6,C9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table:formula="of:=7.12/100" office:value-type="float" office:value="0.0712" calcext:value-type="float">
            <text:p>0.0712</text:p>
          </table:table-cell>
          <table:table-cell table:formula="of:=[.F10]*[.D10]" office:value-type="float" office:value="0.1424" calcext:value-type="float">
            <text:p>0.14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7,C10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F</text:p>
          </table:table-cell>
          <table:table-cell table:formula="of:=7.12/100" office:value-type="float" office:value="0.0712" calcext:value-type="float">
            <text:p>0.0712</text:p>
          </table:table-cell>
          <table:table-cell table:formula="of:=[.F11]*[.D11]" office:value-type="float" office:value="0.1424" calcext:value-type="float">
            <text:p>0.14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nF</text:p>
          </table:table-cell>
          <table:table-cell table:formula="of:=7.12/100" office:value-type="float" office:value="0.0712" calcext:value-type="float">
            <text:p>0.0712</text:p>
          </table:table-cell>
          <table:table-cell table:formula="of:=[.F12]*[.D12]" office:value-type="float" office:value="0.0712" calcext:value-type="float">
            <text:p>0.07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table:formula="of:=7.12/100" office:value-type="float" office:value="0.0712" calcext:value-type="float">
            <text:p>0.0712</text:p>
          </table:table-cell>
          <table:table-cell table:formula="of:=[.F13]*[.D13]" office:value-type="float" office:value="0.0712" calcext:value-type="float">
            <text:p>0.07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DO-34_SOD68_P7.62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145</text:p>
          </table:table-cell>
          <table:table-cell/>
          <table:table-cell table:formula="of:=[.F14]*[.D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_D5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formula="of:=1.63/100" office:value-type="float" office:value="0.0163" calcext:value-type="float">
            <text:p>0.0163</text:p>
          </table:table-cell>
          <table:table-cell table:formula="of:=[.F15]*[.D15]" office:value-type="float" office:value="0.0163" calcext:value-type="float">
            <text:p>0.01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D_D5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formula="of:=1.63/100" office:value-type="float" office:value="0.0163" calcext:value-type="float">
            <text:p>0.0163</text:p>
          </table:table-cell>
          <table:table-cell table:formula="of:=[.F16]*[.D16]" office:value-type="float" office:value="0.0163" calcext:value-type="float">
            <text:p>0.01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_D5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ow</text:p>
          </table:table-cell>
          <table:table-cell table:formula="of:=1.63/100" office:value-type="float" office:value="0.0163" calcext:value-type="float">
            <text:p>0.0163</text:p>
          </table:table-cell>
          <table:table-cell table:formula="of:=[.F17]*[.D17]" office:value-type="float" office:value="0.0163" calcext:value-type="float">
            <text:p>0.01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SolderWirePad_1x01_Drill1.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</text:p>
          </table:table-cell>
          <table:table-cell/>
          <table:table-cell table:formula="of:=[.F18]*[.D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2,H3,H4,H5</text:p>
          </table:table-cell>
          <table:table-cell office:value-type="string" calcext:value-type="string">
            <text:p>MountingHole_2.7mm_M2.5_Pad_V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/>
          <table:table-cell table:formula="of:=[.F19]*[.D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IDC-Header_2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R-ISP-6</text:p>
          </table:table-cell>
          <table:table-cell/>
          <table:table-cell table:formula="of:=[.F20]*[.D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inSocket_1x06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  <table:table-cell/>
          <table:table-cell table:formula="of:=[.F21]*[.D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USB_Micro-B_Wuerth_6291051505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ni</text:p>
          </table:table-cell>
          <table:table-cell table:formula="of:=2.5/10" office:value-type="float" office:value="0.25" calcext:value-type="float">
            <text:p>0.25</text:p>
          </table:table-cell>
          <table:table-cell table:formula="of:=[.F22]*[.D22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SolderWirePad_1x01_SMD_5x1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+</text:p>
          </table:table-cell>
          <table:table-cell/>
          <table:table-cell table:formula="of:=[.F23]*[.D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SolderWirePad_1x01_SMD_5x1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-</text:p>
          </table:table-cell>
          <table:table-cell/>
          <table:table-cell table:formula="of:=[.F24]*[.D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_7.3x7.3_H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H</text:p>
          </table:table-cell>
          <table:table-cell table:formula="of:=4.85/10" office:value-type="float" office:value="0.485" calcext:value-type="float">
            <text:p>0.485</text:p>
          </table:table-cell>
          <table:table-cell table:formula="of:=[.F25]*[.D25]" office:value-type="float" office:value="0.485" calcext:value-type="float">
            <text:p>0.4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TSSOP-8_4.4x3mm_P0.65mm</text:p>
          </table:table-cell>
          <table:table-cell office:value-type="float" office:value="1" calcext:value-type="float">
            <text:p>1</text:p>
          </table:table-cell>
          <table:table-cell office:value-type="float" office:value="8205" calcext:value-type="float">
            <text:p>8205</text:p>
          </table:table-cell>
          <table:table-cell/>
          <table:table-cell table:formula="of:=[.F26]*[.D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_1210_3225Metric_Pad1.42x2.6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R4</text:p>
          </table:table-cell>
          <table:table-cell table:formula="of:=9.66/100" office:value-type="float" office:value="0.0966" calcext:value-type="float">
            <text:p>0.0966</text:p>
          </table:table-cell>
          <table:table-cell table:formula="of:=[.F27]*[.D27]" office:value-type="float" office:value="0.0966" calcext:value-type="float">
            <text:p>0.096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7,R8,R16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table:formula="of:=2.35/100" office:value-type="float" office:value="0.0235" calcext:value-type="float">
            <text:p>0.0235</text:p>
          </table:table-cell>
          <table:table-cell table:formula="of:=[.F28]*[.D28]" office:value-type="float" office:value="0.0705" calcext:value-type="float">
            <text:p>0.07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k</text:p>
          </table:table-cell>
          <table:table-cell table:formula="of:=2.35/100" office:value-type="float" office:value="0.0235" calcext:value-type="float">
            <text:p>0.0235</text:p>
          </table:table-cell>
          <table:table-cell table:formula="of:=[.F29]*[.D29]" office:value-type="float" office:value="0.0235" calcext:value-type="float">
            <text:p>0.02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2</text:p>
          </table:table-cell>
          <table:table-cell table:formula="of:=2.35/100" office:value-type="float" office:value="0.0235" calcext:value-type="float">
            <text:p>0.0235</text:p>
          </table:table-cell>
          <table:table-cell table:formula="of:=[.F30]*[.D30]" office:value-type="float" office:value="0.0235" calcext:value-type="float">
            <text:p>0.02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0k</text:p>
          </table:table-cell>
          <table:table-cell table:formula="of:=2.35/100" office:value-type="float" office:value="0.0235" calcext:value-type="float">
            <text:p>0.0235</text:p>
          </table:table-cell>
          <table:table-cell table:formula="of:=[.F31]*[.D31]" office:value-type="float" office:value="0.0235" calcext:value-type="float">
            <text:p>0.023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k</text:p>
          </table:table-cell>
          <table:table-cell table:formula="of:=2.35/100" office:value-type="float" office:value="0.0235" calcext:value-type="float">
            <text:p>0.0235</text:p>
          </table:table-cell>
          <table:table-cell table:formula="of:=[.F32]*[.D32]" office:value-type="float" office:value="0.0235" calcext:value-type="float">
            <text:p>0.02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7</text:p>
          </table:table-cell>
          <table:table-cell table:formula="of:=2.35/100" office:value-type="float" office:value="0.0235" calcext:value-type="float">
            <text:p>0.0235</text:p>
          </table:table-cell>
          <table:table-cell table:formula="of:=[.F33]*[.D33]" office:value-type="float" office:value="0.0235" calcext:value-type="float">
            <text:p>0.02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48</text:p>
          </table:table-cell>
          <table:table-cell table:formula="of:=2.35/100" office:value-type="float" office:value="0.0235" calcext:value-type="float">
            <text:p>0.0235</text:p>
          </table:table-cell>
          <table:table-cell table:formula="of:=[.F34]*[.D34]" office:value-type="float" office:value="0.0235" calcext:value-type="float">
            <text:p>0.02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2.35/100" office:value-type="float" office:value="0.0235" calcext:value-type="float">
            <text:p>0.0235</text:p>
          </table:table-cell>
          <table:table-cell table:formula="of:=[.F35]*[.D35]" office:value-type="float" office:value="0.0235" calcext:value-type="float">
            <text:p>0.02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k1</text:p>
          </table:table-cell>
          <table:table-cell table:formula="of:=2.35/100" office:value-type="float" office:value="0.0235" calcext:value-type="float">
            <text:p>0.0235</text:p>
          </table:table-cell>
          <table:table-cell table:formula="of:=[.F36]*[.D36]" office:value-type="float" office:value="0.0235" calcext:value-type="float">
            <text:p>0.02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Tactile_SKHH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/>
          <table:table-cell table:formula="of:=[.F37]*[.D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R_1218_3246Metric_Pad1.22x4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 (25ᵒ)</text:p>
          </table:table-cell>
          <table:table-cell/>
          <table:table-cell table:formula="of:=[.F38]*[.D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nRF24L01_Break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RF24L01_Breakout</text:p>
          </table:table-cell>
          <table:table-cell/>
          <table:table-cell table:formula="of:=[.F39]*[.D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RFM69HW_SMD_ThroughHole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M69HW</text:p>
          </table:table-cell>
          <table:table-cell/>
          <table:table-cell table:formula="of:=[.F40]*[.D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QFP-32_7x7mm_P0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-AU</text:p>
          </table:table-cell>
          <table:table-cell table:formula="of:=26.51/5" office:value-type="float" office:value="5.302" calcext:value-type="float">
            <text:p>5.302</text:p>
          </table:table-cell>
          <table:table-cell table:formula="of:=[.F41]*[.D41]" office:value-type="float" office:value="5.302" calcext:value-type="float">
            <text:p>5.30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MSOP-10_3x3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3440</text:p>
          </table:table-cell>
          <table:table-cell table:formula="of:=18.9/3" office:value-type="float" office:value="6.3" calcext:value-type="float">
            <text:p>6.3</text:p>
          </table:table-cell>
          <table:table-cell table:formula="of:=[.F42]*[.D42]"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HSOP-8-1EP_3.9x4.9mm_P1.27mm_EP2.41x3.1mm_ThermalV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4056</text:p>
          </table:table-cell>
          <table:table-cell table:formula="of:=2.09/10" office:value-type="float" office:value="0.209" calcext:value-type="float">
            <text:p>0.209</text:p>
          </table:table-cell>
          <table:table-cell table:formula="of:=[.F43]*[.D43]" office:value-type="float" office:value="0.209" calcext:value-type="float">
            <text:p>0.20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SOT-23-6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W01-P</text:p>
          </table:table-cell>
          <table:table-cell table:formula="of:=2.96/20" office:value-type="float" office:value="0.148" calcext:value-type="float">
            <text:p>0.148</text:p>
          </table:table-cell>
          <table:table-cell table:formula="of:=[.F44]*[.D44]" office:value-type="float" office:value="0.148" calcext:value-type="float">
            <text:p>0.14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HC49-4H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Mhz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SUM([.G2:.G45])" office:value-type="float" office:value="14.0311" calcext:value-type="float">
            <text:p>14.03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0T23:45:38.796647011</dc:date>
    <meta:editing-duration>PT21S</meta:editing-duration>
    <meta:editing-cycles>1</meta:editing-cycles>
    <meta:document-statistic meta:table-count="1" meta:cell-count="301" meta:object-count="0"/>
    <meta:generator>LibreOffice/5.1.6.2$Linux_X86_64 LibreOffice_project/10m0$Build-2</meta:generator>
  </office:meta>
</office:document-meta>
</file>